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Ответы на экзамен по ОПМ</text:h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Kalinin</meta:initial-creator>
    <meta:creation-date>2020-06-25T09:50:56.74</meta:creation-date>
    <meta:document-statistic meta:table-count="0" meta:image-count="0" meta:object-count="0" meta:page-count="1" meta:paragraph-count="1" meta:word-count="5" meta:character-count="24"/>
    <dc:date>2020-06-25T09:51:55.46</dc:date>
    <dc:creator>Matthew Kalinin</dc:creator>
    <meta:editing-duration>PT1M</meta:editing-duration>
    <meta:editing-cycles>1</meta:editing-cycles>
    <meta:generator>OpenOffice/4.1.7$Win32 OpenOffice.org_project/417m1$Build-9800</meta:generator>
  </office:meta>
</office:document-meta>
</file>